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16.016cm"/>
    </style:style>
    <style:style style:name="co10" style:family="table-column">
      <style:table-column-properties fo:break-before="auto" style:column-width="13.684cm"/>
    </style:style>
    <style:style style:name="co6" style:family="table-column">
      <style:table-column-properties fo:break-before="auto" style:column-width="9.384cm"/>
    </style:style>
    <style:style style:name="co11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4.389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5" style:family="table-column">
      <style:table-column-properties fo:break-before="auto" style:column-width="3.944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7.108cm"/>
    </style:style>
    <style:style style:name="co2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39" style:family="table-column">
      <style:table-column-properties fo:break-before="auto" style:column-width="2.612cm"/>
    </style:style>
    <style:style style:name="co40" style:family="table-column">
      <style:table-column-properties fo:break-before="auto" style:column-width="8.301cm"/>
    </style:style>
    <style:style style:name="co41" style:family="table-column">
      <style:table-column-properties fo:break-before="auto" style:column-width="9.1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9" table:default-cell-style-name="ce1"/>
        <table:table-column table:style-name="co3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Small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the steps "Predefine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cal User Settings</text:p>
          </table:table-cell>
          <table:table-cell office:value-type="string">
            <text:p>Prepare</text:p>
          </table:table-cell>
          <table:table-cell table:style-name="ce4" office:value-type="string">
            <text:p>Ensure that previous Local User Settings are available</text:p>
          </table:table-cell>
          <table:table-cell/>
          <table:table-cell office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table:style-name="ce4"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 (Save As...)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 Workspac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 (Save As...)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9.06.2015</text:date>, <text:time>22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3H10M56S</meta:editing-duration>
    <meta:editing-cycles>117</meta:editing-cycles>
    <meta:generator>OpenOffice/4.1.1$Win32 OpenOffice.org_project/411m6$Build-9775</meta:generator>
    <dc:date>2015-06-09T22:40:04.82</dc:date>
    <meta:print-date>2013-02-02T14:44:49.07</meta:print-date>
    <dc:creator>Matthias Kläy</dc:creator>
    <meta:document-statistic meta:table-count="11" meta:cell-count="913" meta:object-count="0"/>
    <meta:user-defined meta:name="Info 1"/>
    <meta:user-defined meta:name="Info 2"/>
    <meta:user-defined meta:name="Info 3"/>
    <meta:user-defined meta:name="Info 4"/>
  </office:meta>
</office:document-meta>
</file>